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0.4006in"/>
    </style:style>
    <style:style style:name="TableColumn4" style:family="table-column">
      <style:table-column-properties style:column-width="1.4666in"/>
    </style:style>
    <style:style style:name="TableColumn5" style:family="table-column">
      <style:table-column-properties style:column-width="2.2131in"/>
    </style:style>
    <style:style style:name="TableColumn6" style:family="table-column">
      <style:table-column-properties style:column-width="0.0506in"/>
    </style:style>
    <style:style style:name="TableColumn7" style:family="table-column">
      <style:table-column-properties style:column-width="2.2638in"/>
    </style:style>
    <style:style style:name="TableColumn8" style:family="table-column">
      <style:table-column-properties style:column-width="1.575in"/>
    </style:style>
    <style:style style:name="TableColumn9" style:family="table-column">
      <style:table-column-properties style:column-width="1.9687in"/>
    </style:style>
    <style:style style:name="Table2" style:family="table">
      <style:table-properties style:width="9.9388in" fo:margin-left="0in" table:align="left"/>
    </style:style>
    <style:style style:name="TableRow10" style:family="table-row">
      <style:table-row-properties style:min-row-height="0.3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Geenafstand" style:family="paragraph">
      <style:text-properties fo:font-style="italic" style:font-style-asian="italic" style:font-style-complex="italic" fo:font-size="10pt" style:font-size-asian="10pt" style:font-size-complex="10pt"/>
    </style:style>
    <style:style style:name="P13" style:parent-style-name="Geenafstand" style:family="paragraph">
      <style:text-properties fo:font-style="italic" style:font-style-asian="italic" style:font-style-complex="italic" fo:font-size="10pt" style:font-size-asian="10pt" style:font-size-complex="10pt"/>
    </style:style>
    <style:style style:name="P14" style:parent-style-name="Geenafstand" style:list-style-name="LFO4" style:family="paragraph"/>
    <style:style style:name="T15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T16" style:parent-style-name="Standaardalinea-lettertype" style:family="text">
      <style:text-properties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17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P18" style:parent-style-name="Geenafstand" style:list-style-name="LFO4" style:family="paragraph"/>
    <style:style style:name="T19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T20" style:parent-style-name="Standaardalinea-lettertype" style:family="text">
      <style:text-properties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21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P22" style:parent-style-name="Geenafstand" style:list-style-name="LFO4" style:family="paragraph"/>
    <style:style style:name="T23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T24" style:parent-style-name="Standaardalinea-lettertype" style:family="text">
      <style:text-properties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T26" style:parent-style-name="Standaardalinea-lettertype" style:family="text">
      <style:text-properties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P28" style:parent-style-name="Geenafstand" style:list-style-name="LFO4" style:family="paragraph">
      <style:text-properties fo:font-style="italic" style:font-style-asian="italic" style:font-style-complex="italic" fo:font-size="10pt" style:font-size-asian="10pt" style:font-size-complex="10pt"/>
    </style:style>
    <style:style style:name="P29" style:parent-style-name="Geenafstand" style:family="paragraph">
      <style:text-properties fo:font-style="italic" style:font-style-asian="italic" style:font-style-complex="italic" fo:font-size="10pt" style:font-size-asian="10pt" style:font-size-complex="10pt"/>
    </style:style>
    <style:style style:name="P30" style:parent-style-name="Geenafstand" style:family="paragraph">
      <style:text-properties fo:font-style="italic" style:font-style-asian="italic" style:font-style-complex="italic" fo:font-size="10pt" style:font-size-asian="10pt" style:font-size-complex="10pt"/>
    </style:style>
    <style:style style:name="P31" style:parent-style-name="Geenafstand" style:family="paragraph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32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38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39" style:parent-style-name="Geenafstand" style:family="paragraph">
      <style:paragraph-properties fo:text-align="center"/>
      <style:text-properties fo:font-style="italic" style:font-style-asian="italic" style:font-style-complex="italic"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2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3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Geenafstand" style:family="paragraph">
      <style:paragraph-properties fo:text-align="center"/>
    </style:style>
    <style:style style:name="T46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47" style:parent-style-name="Standaardalinea-lettertype" style:family="text">
      <style:text-properties fo:font-size="10pt" style:font-size-asian="10pt" style:font-size-complex="10pt"/>
    </style:style>
    <style:style style:name="P48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P49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52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53" style:parent-style-name="Geenafstand" style:family="paragraph">
      <style:paragraph-properties fo:text-align="center"/>
    </style:style>
    <style:style style:name="T54" style:parent-style-name="Standaardalinea-lettertype" style:family="text">
      <style:text-properties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57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58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62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Geenafstan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65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66" style:parent-style-name="Standaardalinea-lettertype" style:family="text">
      <style:text-properties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Geenafstand" style:family="paragraph">
      <style:text-properties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Geenafstand" style:family="paragraph"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Geenafstand" style:family="paragraph">
      <style:text-properties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Geenafstand" style:family="paragraph"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Geenafstand" style:family="paragraph">
      <style:text-properties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Geenafstand" style:family="paragraph">
      <style:text-properties fo:font-size="10pt" style:font-size-asian="10pt" style:font-size-complex="10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Geenafstand" style:family="paragraph">
      <style:text-properties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Geenafstand" style:family="paragraph">
      <style:text-properties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Geenafstand" style:family="paragraph">
      <style:text-properties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Geenafstand" style:family="paragraph">
      <style:text-properties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Geenafstand" style:family="paragraph">
      <style:text-properties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Geenafstand" style:family="paragraph">
      <style:text-properties fo:font-size="10pt" style:font-size-asian="10pt" style:font-size-complex="10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Geenafstand" style:family="paragraph">
      <style:text-properties fo:font-size="10pt" style:font-size-asian="10pt" style:font-size-complex="10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Geenafstand" style:family="paragraph">
      <style:text-properties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Geenafstand" style:family="paragraph">
      <style:text-properties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Geenafstand" style:family="paragraph">
      <style:text-properties fo:font-size="10pt" style:font-size-asian="10pt" style:font-size-complex="10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Geenafstand" style:family="paragraph">
      <style:text-properties fo:font-size="10pt" style:font-size-asian="10pt" style:font-size-complex="10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Geenafstand" style:family="paragraph">
      <style:text-properties fo:font-size="10pt" style:font-size-asian="10pt" style:font-size-complex="10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Geenafstand" style:family="paragraph"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Geenafstand" style:family="paragraph">
      <style:text-properties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Geenafstand" style:family="paragraph"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Geenafstand" style:family="paragraph"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Geenafstand" style:family="paragraph">
      <style:text-properties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Geenafstand" style:family="paragraph">
      <style:text-properties fo:font-size="10pt" style:font-size-asian="10pt" style:font-size-complex="10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Geenafstand" style:family="paragraph">
      <style:text-properties fo:font-size="10pt" style:font-size-asian="10pt" style:font-size-complex="10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Geenafstand" style:family="paragraph">
      <style:text-properties fo:font-size="10pt" style:font-size-asian="10pt" style:font-size-complex="10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Geenafstand" style:family="paragraph">
      <style:text-properties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Geenafstand" style:family="paragraph">
      <style:text-properties fo:font-size="10pt" style:font-size-asian="10pt" style:font-size-complex="10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Geenafstand" style:family="paragraph">
      <style:text-properties fo:font-size="10pt" style:font-size-asian="10pt" style:font-size-complex="10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Geenafstand" style:family="paragraph">
      <style:text-properties fo:font-size="10pt" style:font-size-asian="10pt" style:font-size-complex="10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135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138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Geenafstand" style:family="paragraph">
      <style:text-properties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Geenafstand" style:family="paragraph"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Geenafstand" style:family="paragraph"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Geenafstand" style:family="paragraph"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Geenafstand" style:family="paragraph"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Geenafstand" style:family="paragraph">
      <style:text-properties fo:font-size="10pt" style:font-size-asian="10pt" style:font-size-complex="10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Geenafstand" style:family="paragraph">
      <style:text-properties fo:font-size="10pt" style:font-size-asian="10pt" style:font-size-complex="10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Geenafstand" style:family="paragraph">
      <style:text-properties fo:font-size="10pt" style:font-size-asian="10pt" style:font-size-complex="10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Geenafstand" style:family="paragraph">
      <style:text-properties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Geenafstand" style:family="paragraph">
      <style:text-properties fo:font-size="10pt" style:font-size-asian="10pt" style:font-size-complex="10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Geenafstand" style:family="paragraph">
      <style:text-properties fo:font-size="10pt" style:font-size-asian="10pt" style:font-size-complex="10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Geenafstand" style:family="paragraph">
      <style:text-properties fo:font-size="10pt" style:font-size-asian="10pt" style:font-size-complex="10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Geenafstand" style:family="paragraph">
      <style:text-properties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Geenafstand" style:family="paragraph">
      <style:text-properties fo:font-size="10pt" style:font-size-asian="10pt" style:font-size-complex="10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Geenafstand" style:family="paragraph">
      <style:text-properties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Geenafstand" style:family="paragraph">
      <style:text-properties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Geenafstand" style:family="paragraph">
      <style:text-properties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Geenafstand" style:family="paragraph">
      <style:text-properties fo:font-size="10pt" style:font-size-asian="10pt" style:font-size-complex="10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Geenafstand" style:family="paragraph">
      <style:text-properties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Geenafstand" style:family="paragraph">
      <style:text-properties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Geenafstand" style:family="paragraph"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Geenafstand" style:family="paragraph"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Geenafstand" style:family="paragraph">
      <style:text-properties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Geenafstand" style:family="paragraph">
      <style:text-properties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Geenafstand" style:family="paragraph">
      <style:text-properties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Geenafstand" style:family="paragraph">
      <style:text-properties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Geenafstand" style:family="paragraph">
      <style:text-properties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Geenafstand" style:family="paragraph">
      <style:text-properties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Geenafstand" style:family="paragraph">
      <style:text-properties fo:font-size="10pt" style:font-size-asian="10pt" style:font-size-complex="10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Geenafstand" style:family="paragraph">
      <style:text-properties fo:font-size="10pt" style:font-size-asian="10pt" style:font-size-complex="10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Geenafstan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07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Geenafstan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10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Geenafstand" style:family="paragraph">
      <style:text-properties fo:font-size="10pt" style:font-size-asian="10pt" style:font-size-complex="10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Geenafstand" style:family="paragraph">
      <style:text-properties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Geenafstand" style:family="paragraph">
      <style:text-properties fo:font-size="10pt" style:font-size-asian="10pt" style:font-size-complex="10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Geenafstand" style:family="paragraph">
      <style:text-properties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Geenafstand" style:family="paragraph">
      <style:text-properties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Geenafstand" style:family="paragraph">
      <style:text-properties fo:font-size="10pt" style:font-size-asian="10pt" style:font-size-complex="10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Geenafstand" style:family="paragraph">
      <style:text-properties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Geenafstand" style:family="paragraph">
      <style:text-properties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Geenafstand" style:family="paragraph">
      <style:text-properties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Geenafstand" style:family="paragraph">
      <style:text-properties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Geenafstand" style:family="paragraph">
      <style:text-properties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Geenafstand" style:family="paragraph">
      <style:text-properties fo:font-size="10pt" style:font-size-asian="10pt" style:font-size-complex="10pt"/>
    </style:style>
    <style:style style:name="P237" style:parent-style-name="Standaard" style:family="paragraph">
      <style:text-properties fo:font-weight="bold" style:font-weight-asian="bold" style:font-weight-complex="bold"/>
    </style:style>
    <style:style style:name="TableColumn239" style:family="table-column">
      <style:table-column-properties style:column-width="0.4006in"/>
    </style:style>
    <style:style style:name="TableColumn240" style:family="table-column">
      <style:table-column-properties style:column-width="1.4666in"/>
    </style:style>
    <style:style style:name="TableColumn241" style:family="table-column">
      <style:table-column-properties style:column-width="2.2131in"/>
    </style:style>
    <style:style style:name="TableColumn242" style:family="table-column">
      <style:table-column-properties style:column-width="0.0506in"/>
    </style:style>
    <style:style style:name="TableColumn243" style:family="table-column">
      <style:table-column-properties style:column-width="2.2638in"/>
    </style:style>
    <style:style style:name="TableColumn244" style:family="table-column">
      <style:table-column-properties style:column-width="1.575in"/>
    </style:style>
    <style:style style:name="TableColumn245" style:family="table-column">
      <style:table-column-properties style:column-width="1.9687in"/>
    </style:style>
    <style:style style:name="Table238" style:family="table">
      <style:table-properties style:width="9.9388in" fo:margin-left="0in" table:align="lef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51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52" style:parent-style-name="Geenafstand" style:family="paragraph">
      <style:paragraph-properties fo:text-align="center"/>
      <style:text-properties fo:font-style="italic" style:font-style-asian="italic" style:font-style-complex="italic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55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56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Geenafstand" style:family="paragraph">
      <style:paragraph-properties fo:text-align="center"/>
    </style:style>
    <style:style style:name="T259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260" style:parent-style-name="Standaardalinea-lettertype" style:family="text">
      <style:text-properties fo:font-size="10pt" style:font-size-asian="10pt" style:font-size-complex="10pt"/>
    </style:style>
    <style:style style:name="P261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P262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65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66" style:parent-style-name="Geenafstand" style:family="paragraph">
      <style:paragraph-properties fo:text-align="center"/>
    </style:style>
    <style:style style:name="T267" style:parent-style-name="Standaardalinea-lettertype" style:family="text">
      <style:text-properties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70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271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275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Geenafstand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78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Geenafstand" style:family="paragraph">
      <style:text-properties fo:font-size="10pt" style:font-size-asian="10pt" style:font-size-complex="10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Geenafstand" style:family="paragraph"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Geenafstand" style:family="paragraph">
      <style:text-properties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Geenafstan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88" style:parent-style-name="Geenafstand" style:family="paragraph">
      <style:text-properties fo:font-size="10pt" style:font-size-asian="10pt" style:font-size-complex="10pt"/>
    </style:style>
    <style:style style:name="P289" style:parent-style-name="Geenafstand" style:family="paragraph">
      <style:text-properties fo:font-size="10pt" style:font-size-asian="10pt" style:font-size-complex="10pt"/>
    </style:style>
    <style:style style:name="P290" style:parent-style-name="Geenafstand" style:family="paragraph">
      <style:text-properties fo:font-size="10pt" style:font-size-asian="10pt" style:font-size-complex="10pt"/>
    </style:style>
    <style:style style:name="P291" style:parent-style-name="Geenafstand" style:family="paragraph">
      <style:text-properties fo:font-size="10pt" style:font-size-asian="10pt" style:font-size-complex="10pt"/>
    </style:style>
    <style:style style:name="P292" style:parent-style-name="Geenafstand" style:family="paragraph">
      <style:text-properties fo:font-size="10pt" style:font-size-asian="10pt" style:font-size-complex="10pt"/>
    </style:style>
    <style:style style:name="P293" style:parent-style-name="Geenafstan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94" style:parent-style-name="Geenafstand" style:family="paragraph">
      <style:text-properties fo:font-size="10pt" style:font-size-asian="10pt" style:font-size-complex="10pt"/>
    </style:style>
    <style:style style:name="P295" style:parent-style-name="Geenafstand" style:family="paragraph">
      <style:text-properties fo:font-size="10pt" style:font-size-asian="10pt" style:font-size-complex="10pt"/>
    </style:style>
    <style:style style:name="P296" style:parent-style-name="Geenafstand" style:family="paragraph">
      <style:text-properties fo:font-size="10pt" style:font-size-asian="10pt" style:font-size-complex="10pt"/>
    </style:style>
    <style:style style:name="P297" style:parent-style-name="Geenafstan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98" style:parent-style-name="Geenafstand" style:family="paragraph">
      <style:text-properties fo:font-size="10pt" style:font-size-asian="10pt" style:font-size-complex="10pt"/>
    </style:style>
    <style:style style:name="P299" style:parent-style-name="Geenafstand" style:family="paragraph">
      <style:text-properties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02" style:parent-style-name="Geenafstand" style:family="paragraph">
      <style:text-properties fo:font-size="10pt" style:font-size-asian="10pt" style:font-size-complex="10pt"/>
    </style:style>
    <style:style style:name="P303" style:parent-style-name="Geenafstand" style:family="paragraph">
      <style:text-properties fo:font-size="10pt" style:font-size-asian="10pt" style:font-size-complex="10pt"/>
    </style:style>
    <style:style style:name="P304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05" style:parent-style-name="Geenafstand" style:family="paragraph">
      <style:text-properties fo:font-size="10pt" style:font-size-asian="10pt" style:font-size-complex="10pt"/>
    </style:style>
    <style:style style:name="P306" style:parent-style-name="Geenafstand" style:family="paragraph">
      <style:text-properties fo:font-size="10pt" style:font-size-asian="10pt" style:font-size-complex="10pt"/>
    </style:style>
    <style:style style:name="P307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08" style:parent-style-name="Geenafstand" style:family="paragraph">
      <style:text-properties fo:font-size="10pt" style:font-size-asian="10pt" style:font-size-complex="10pt"/>
    </style:style>
    <style:style style:name="P309" style:parent-style-name="Geenafstand" style:family="paragraph">
      <style:text-properties fo:font-size="10pt" style:font-size-asian="10pt" style:font-size-complex="10pt"/>
    </style:style>
    <style:style style:name="P310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11" style:parent-style-name="Geenafstand" style:family="paragraph">
      <style:text-properties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14" style:parent-style-name="Geenafstand" style:family="paragraph">
      <style:text-properties fo:font-size="10pt" style:font-size-asian="10pt" style:font-size-complex="10pt"/>
    </style:style>
    <style:style style:name="P315" style:parent-style-name="Geenafstand" style:family="paragraph">
      <style:text-properties fo:font-size="10pt" style:font-size-asian="10pt" style:font-size-complex="10pt"/>
    </style:style>
    <style:style style:name="P316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17" style:parent-style-name="Geenafstand" style:family="paragraph">
      <style:text-properties fo:font-size="10pt" style:font-size-asian="10pt" style:font-size-complex="10pt"/>
    </style:style>
    <style:style style:name="P318" style:parent-style-name="Geenafstand" style:family="paragraph">
      <style:text-properties fo:font-size="10pt" style:font-size-asian="10pt" style:font-size-complex="10pt"/>
    </style:style>
    <style:style style:name="P319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20" style:parent-style-name="Geenafstand" style:family="paragraph">
      <style:text-properties fo:font-size="10pt" style:font-size-asian="10pt" style:font-size-complex="10pt"/>
    </style:style>
    <style:style style:name="P321" style:parent-style-name="Geenafstand" style:family="paragraph">
      <style:text-properties fo:font-size="10pt" style:font-size-asian="10pt" style:font-size-complex="10pt"/>
    </style:style>
    <style:style style:name="T322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323" style:parent-style-name="Standaardalinea-lettertype" style:family="text">
      <style:text-properties fo:font-size="10pt" style:font-size-asian="10pt" style:font-size-complex="10pt"/>
    </style:style>
    <style:style style:name="P324" style:parent-style-name="Geenafstand" style:family="paragraph">
      <style:text-properties fo:font-size="10pt" style:font-size-asian="10pt" style:font-size-complex="10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Geenafstand" style:family="paragraph">
      <style:text-properties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Geenafstand" style:family="paragraph">
      <style:text-properties fo:font-size="10pt" style:font-size-asian="10pt" style:font-size-complex="10pt"/>
    </style:style>
    <style:style style:name="P330" style:parent-style-name="Geenafstand" style:family="paragraph">
      <style:text-properties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Geenafstand" style:family="paragraph">
      <style:text-properties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Geenafstan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35" style:parent-style-name="Geenafstand" style:family="paragraph">
      <style:text-properties fo:font-size="10pt" style:font-size-asian="10pt" style:font-size-complex="10pt"/>
    </style:style>
    <style:style style:name="P336" style:parent-style-name="Geenafstand" style:family="paragraph">
      <style:text-properties fo:font-size="10pt" style:font-size-asian="10pt" style:font-size-complex="10pt"/>
    </style:style>
    <style:style style:name="P337" style:parent-style-name="Geenafstand" style:family="paragraph">
      <style:text-properties fo:font-size="10pt" style:font-size-asian="10pt" style:font-size-complex="10pt"/>
    </style:style>
    <style:style style:name="P338" style:parent-style-name="Geenafstand" style:family="paragraph">
      <style:text-properties fo:font-size="10pt" style:font-size-asian="10pt" style:font-size-complex="10pt"/>
    </style:style>
    <style:style style:name="P339" style:parent-style-name="Geenafstand" style:family="paragraph">
      <style:text-properties fo:font-size="10pt" style:font-size-asian="10pt" style:font-size-complex="10pt"/>
    </style:style>
    <style:style style:name="P340" style:parent-style-name="Geenafstand" style:family="paragraph">
      <style:text-properties fo:font-size="10pt" style:font-size-asian="10pt" style:font-size-complex="10pt"/>
    </style:style>
    <style:style style:name="P341" style:parent-style-name="Geenafstan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42" style:parent-style-name="Geenafstand" style:family="paragraph">
      <style:text-properties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45" style:parent-style-name="Geenafstand" style:family="paragraph">
      <style:text-properties fo:font-size="10pt" style:font-size-asian="10pt" style:font-size-complex="10pt"/>
    </style:style>
    <style:style style:name="P346" style:parent-style-name="Geenafstand" style:family="paragraph">
      <style:text-properties fo:font-size="10pt" style:font-size-asian="10pt" style:font-size-complex="10pt"/>
    </style:style>
    <style:style style:name="P347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48" style:parent-style-name="Geenafstand" style:family="paragraph">
      <style:text-properties fo:font-size="10pt" style:font-size-asian="10pt" style:font-size-complex="10pt"/>
    </style:style>
    <style:style style:name="P349" style:parent-style-name="Geenafstand" style:family="paragraph">
      <style:text-properties fo:font-size="10pt" style:font-size-asian="10pt" style:font-size-complex="10pt"/>
    </style:style>
    <style:style style:name="P350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51" style:parent-style-name="Geenafstand" style:family="paragraph">
      <style:text-properties fo:font-size="10pt" style:font-size-asian="10pt" style:font-size-complex="10pt"/>
    </style:style>
    <style:style style:name="P352" style:parent-style-name="Geenafstand" style:family="paragraph">
      <style:text-properties fo:font-size="10pt" style:font-size-asian="10pt" style:font-size-complex="10pt"/>
    </style:style>
    <style:style style:name="P353" style:parent-style-name="Geenafstand" style:family="paragraph">
      <style:text-properties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56" style:parent-style-name="Geenafstand" style:family="paragraph">
      <style:text-properties fo:font-size="10pt" style:font-size-asian="10pt" style:font-size-complex="10pt"/>
    </style:style>
    <style:style style:name="P357" style:parent-style-name="Geenafstand" style:family="paragraph">
      <style:text-properties fo:font-size="10pt" style:font-size-asian="10pt" style:font-size-complex="10pt"/>
    </style:style>
    <style:style style:name="P358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359" style:parent-style-name="Geenafstand" style:family="paragraph">
      <style:text-properties fo:font-size="10pt" style:font-size-asian="10pt" style:font-size-complex="10pt"/>
    </style:style>
    <style:style style:name="P360" style:parent-style-name="Geenafstand" style:family="paragraph">
      <style:text-properties fo:font-size="10pt" style:font-size-asian="10pt" style:font-size-complex="10pt"/>
    </style:style>
    <style:style style:name="P361" style:parent-style-name="Geenafstand" style:family="paragraph">
      <style:text-properties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Geenafstand" style:family="paragraph">
      <style:text-properties fo:font-size="10pt" style:font-size-asian="10pt" style:font-size-complex="10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Geenafstand" style:family="paragraph">
      <style:text-properties fo:font-size="10pt" style:font-size-asian="10pt" style:font-size-complex="10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Geenafstand" style:family="paragraph">
      <style:text-properties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Geenafstand" style:family="paragraph">
      <style:text-properties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Geenafstand" style:family="paragraph">
      <style:text-properties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Geenafstand" style:family="paragraph">
      <style:text-properties fo:font-size="10pt" style:font-size-asian="10pt" style:font-size-complex="10pt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Geenafstand" style:family="paragraph">
      <style:text-properties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Geenafstand" style:family="paragraph">
      <style:text-properties fo:font-size="10pt" style:font-size-asian="10pt" style:font-size-complex="10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Geenafstand" style:family="paragraph">
      <style:text-properties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Geenafstand" style:family="paragraph">
      <style:text-properties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Geenafstand" style:family="paragraph">
      <style:text-properties fo:font-size="10pt" style:font-size-asian="10pt" style:font-size-complex="10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Geenafstand" style:family="paragraph">
      <style:text-properties fo:font-size="10pt" style:font-size-asian="10pt" style:font-size-complex="10pt"/>
    </style:style>
    <style:style style:name="P388" style:parent-style-name="Standaard" style:family="paragraph">
      <style:paragraph-properties>
        <style:tab-stops>
          <style:tab-stop style:type="left" style:position="1.0069in"/>
        </style:tab-stops>
      </style:paragraph-properties>
    </style:style>
    <style:style style:name="P389" style:parent-style-name="Standaard" style:family="paragraph">
      <style:paragraph-properties>
        <style:tab-stops>
          <style:tab-stop style:type="left" style:position="1.0069in"/>
        </style:tab-stops>
      </style:paragraph-properties>
      <style:text-properties fo:font-weight="bold" style:font-weight-asian="bold" style:font-weight-complex="bold"/>
    </style:style>
    <style:style style:name="TableColumn391" style:family="table-column">
      <style:table-column-properties style:column-width="0.4006in"/>
    </style:style>
    <style:style style:name="TableColumn392" style:family="table-column">
      <style:table-column-properties style:column-width="1.4666in"/>
    </style:style>
    <style:style style:name="TableColumn393" style:family="table-column">
      <style:table-column-properties style:column-width="2.2131in"/>
    </style:style>
    <style:style style:name="TableColumn394" style:family="table-column">
      <style:table-column-properties style:column-width="0.0506in"/>
    </style:style>
    <style:style style:name="TableColumn395" style:family="table-column">
      <style:table-column-properties style:column-width="2.2638in"/>
    </style:style>
    <style:style style:name="TableColumn396" style:family="table-column">
      <style:table-column-properties style:column-width="1.575in"/>
    </style:style>
    <style:style style:name="TableColumn397" style:family="table-column">
      <style:table-column-properties style:column-width="1.9687in"/>
    </style:style>
    <style:style style:name="Table390" style:family="table">
      <style:table-properties style:width="9.9388in" fo:margin-left="0in" table:align="lef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03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04" style:parent-style-name="Geenafstand" style:family="paragraph">
      <style:paragraph-properties fo:text-align="center"/>
      <style:text-properties fo:font-style="italic" style:font-style-asian="italic" style:font-style-complex="italic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07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08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Geenafstand" style:family="paragraph">
      <style:paragraph-properties fo:text-align="center"/>
    </style:style>
    <style:style style:name="T411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T412" style:parent-style-name="Standaardalinea-lettertype" style:family="text">
      <style:text-properties fo:font-size="10pt" style:font-size-asian="10pt" style:font-size-complex="10pt"/>
    </style:style>
    <style:style style:name="P413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P414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17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18" style:parent-style-name="Geenafstand" style:family="paragraph">
      <style:paragraph-properties fo:text-align="center"/>
    </style:style>
    <style:style style:name="T419" style:parent-style-name="Standaardalinea-lettertype" style:family="text">
      <style:text-properties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22" style:parent-style-name="Geenafstan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423" style:parent-style-name="Geenafstand" style:family="paragraph">
      <style:paragraph-properties fo:text-align="center"/>
      <style:text-properties fo:font-size="10pt" style:font-size-asian="10pt" style:font-size-complex="10p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427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P430" style:parent-style-name="Geenafstand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Geenafstand" style:family="paragraph">
      <style:text-properties fo:font-size="10pt" style:font-size-asian="10pt" style:font-size-complex="10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435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P436" style:parent-style-name="Geenafstand" style:family="paragraph">
      <style:text-properties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Default" style:family="paragraph">
      <style:text-properties fo:font-size="10pt" style:font-size-asian="10pt" style:font-size-complex="10pt"/>
    </style:style>
    <style:style style:name="P439" style:parent-style-name="Default" style:family="paragraph">
      <style:text-properties fo:font-size="10pt" style:font-size-asian="10pt" style:font-size-complex="10pt"/>
    </style:style>
    <style:style style:name="P440" style:parent-style-name="Default" style:family="paragraph">
      <style:text-properties fo:font-size="10pt" style:font-size-asian="10pt" style:font-size-complex="10pt"/>
    </style:style>
    <style:style style:name="P441" style:parent-style-name="Default" style:family="paragraph">
      <style:text-properties fo:font-size="10pt" style:font-size-asian="10pt" style:font-size-complex="10pt"/>
    </style:style>
    <style:style style:name="P442" style:parent-style-name="Default" style:family="paragraph">
      <style:text-properties fo:font-size="10pt" style:font-size-asian="10pt" style:font-size-complex="10pt"/>
    </style:style>
    <style:style style:name="P443" style:parent-style-name="Default" style:family="paragraph">
      <style:text-properties fo:font-size="10pt" style:font-size-asian="10pt" style:font-size-complex="10pt"/>
    </style:style>
    <style:style style:name="P444" style:parent-style-name="Default" style:family="paragraph">
      <style:text-properties fo:font-style="italic" style:font-style-asian="italic" style:font-style-complex="italic" fo:font-size="10pt" style:font-size-asian="10pt" style:font-size-complex="10pt"/>
    </style:style>
    <style:style style:name="T445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Default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48" style:parent-style-name="Default" style:family="paragraph">
      <style:text-properties fo:font-size="10pt" style:font-size-asian="10pt" style:font-size-complex="10pt"/>
    </style:style>
    <style:style style:name="P449" style:parent-style-name="Geenafstand" style:family="paragraph">
      <style:text-properties fo:font-size="10pt" style:font-size-asian="10pt" style:font-size-complex="10pt"/>
    </style:style>
    <style:style style:name="P450" style:parent-style-name="Geenafstan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51" style:parent-style-name="Geenafstand" style:family="paragraph">
      <style:text-properties fo:font-size="10pt" style:font-size-asian="10pt" style:font-size-complex="10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Default" style:family="paragraph">
      <style:text-properties fo:font-size="10pt" style:font-size-asian="10pt" style:font-size-complex="10pt"/>
    </style:style>
    <style:style style:name="P454" style:parent-style-name="Geenafstand" style:family="paragraph">
      <style:text-properties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Default" style:family="paragraph">
      <style:text-properties fo:font-size="10pt" style:font-size-asian="10pt" style:font-size-complex="10pt"/>
    </style:style>
    <style:style style:name="P457" style:parent-style-name="Default" style:family="paragraph">
      <style:text-properties fo:font-size="10pt" style:font-size-asian="10pt" style:font-size-complex="10pt"/>
    </style:style>
    <style:style style:name="P458" style:parent-style-name="Geenafstand" style:family="paragraph">
      <style:text-properties fo:font-size="10pt" style:font-size-asian="10pt" style:font-size-complex="10pt"/>
    </style:style>
    <style:style style:name="P459" style:parent-style-name="Geenafstand" style:family="paragraph">
      <style:text-properties fo:font-size="10pt" style:font-size-asian="10pt" style:font-size-complex="10p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Geenafstand" style:family="paragraph">
      <style:text-properties fo:font-size="10pt" style:font-size-asian="10pt" style:font-size-complex="10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T464" style:parent-style-name="Standaardalinea-lettertype" style:family="text">
      <style:text-properties fo:font-weight="bold" style:font-weight-asian="bold" style:font-weight-complex="bold" fo:font-size="10pt" style:font-size-asian="10pt" style:font-size-complex="10pt"/>
    </style:style>
    <style:style style:name="P465" style:parent-style-name="Geenafstand" style:family="paragraph">
      <style:text-properties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Default" style:family="paragraph">
      <style:text-properties fo:font-size="10pt" style:font-size-asian="10pt" style:font-size-complex="10pt"/>
    </style:style>
    <style:style style:name="P468" style:parent-style-name="Geenafstand" style:family="paragraph">
      <style:text-properties fo:font-size="10pt" style:font-size-asian="10pt" style:font-size-complex="10pt"/>
    </style:style>
    <style:style style:name="P469" style:parent-style-name="Default" style:family="paragraph">
      <style:text-properties fo:font-size="10pt" style:font-size-asian="10pt" style:font-size-complex="10pt"/>
    </style:style>
    <style:style style:name="P470" style:parent-style-name="Geenafstand" style:family="paragraph">
      <style:text-properties fo:font-size="10pt" style:font-size-asian="10pt" style:font-size-complex="10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Default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73" style:parent-style-name="Default" style:family="paragraph">
      <style:text-properties fo:font-size="10pt" style:font-size-asian="10pt" style:font-size-complex="10pt"/>
    </style:style>
    <style:style style:name="P474" style:parent-style-name="Geenafstand" style:family="paragraph">
      <style:text-properties fo:font-size="10pt" style:font-size-asian="10pt" style:font-size-complex="10pt"/>
    </style:style>
    <style:style style:name="P475" style:parent-style-name="Default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76" style:parent-style-name="Default" style:family="paragraph">
      <style:text-properties fo:font-size="10pt" style:font-size-asian="10pt" style:font-size-complex="10pt"/>
    </style:style>
    <style:style style:name="P477" style:parent-style-name="Geenafstand" style:family="paragraph">
      <style:text-properties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Geenafstand" style:family="paragraph"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Default" style:family="paragraph">
      <style:text-properties fo:font-size="10pt" style:font-size-asian="10pt" style:font-size-complex="10pt"/>
    </style:style>
    <style:style style:name="P482" style:parent-style-name="Default" style:family="paragraph">
      <style:text-properties fo:font-size="10pt" style:font-size-asian="10pt" style:font-size-complex="10pt"/>
    </style:style>
    <style:style style:name="P483" style:parent-style-name="Default" style:family="paragraph">
      <style:text-properties fo:font-size="10pt" style:font-size-asian="10pt" style:font-size-complex="10pt"/>
    </style:style>
    <style:style style:name="P484" style:parent-style-name="Default" style:family="paragraph">
      <style:text-properties fo:font-size="10pt" style:font-size-asian="10pt" style:font-size-complex="10pt"/>
    </style:style>
    <style:style style:name="P485" style:parent-style-name="Default" style:family="paragraph">
      <style:text-properties fo:font-size="10pt" style:font-size-asian="10pt" style:font-size-complex="10pt"/>
    </style:style>
    <style:style style:name="P486" style:parent-style-name="Default" style:family="paragraph">
      <style:text-properties fo:font-size="10pt" style:font-size-asian="10pt" style:font-size-complex="10pt"/>
    </style:style>
    <style:style style:name="P487" style:parent-style-name="Default" style:family="paragraph">
      <style:text-properties fo:font-size="10pt" style:font-size-asian="10pt" style:font-size-complex="10pt"/>
    </style:style>
    <style:style style:name="P488" style:parent-style-name="Geenafstand" style:family="paragraph">
      <style:text-properties fo:font-size="10pt" style:font-size-asian="10pt" style:font-size-complex="10pt"/>
    </style:style>
    <style:style style:name="P489" style:parent-style-name="Geenafstand" style:family="paragraph">
      <style:text-properties fo:font-size="10pt" style:font-size-asian="10pt" style:font-size-complex="10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Geenafstand" style:family="paragraph">
      <style:text-properties fo:font-size="10pt" style:font-size-asian="10pt" style:font-size-complex="10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Geenafstand" style:family="paragraph">
      <style:text-properties fo:font-size="10pt" style:font-size-asian="10pt" style:font-size-complex="10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Geenafstand" style:family="paragraph">
      <style:text-properties fo:font-size="10pt" style:font-size-asian="10pt" style:font-size-complex="10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Geenafstand" style:family="paragraph">
      <style:text-properties fo:font-size="10pt" style:font-size-asian="10pt" style:font-size-complex="10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Geenafstand" style:family="paragraph">
      <style:text-properties fo:font-size="10pt" style:font-size-asian="10pt" style:font-size-complex="10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Geenafstand" style:family="paragraph">
      <style:text-properties fo:font-size="10pt" style:font-size-asian="10pt" style:font-size-complex="10pt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Geenafstand" style:family="paragraph">
      <style:text-properties fo:font-size="10pt" style:font-size-asian="10pt" style:font-size-complex="10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Geenafstand" style:family="paragraph">
      <style:text-properties fo:font-size="10pt" style:font-size-asian="10pt" style:font-size-complex="10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Geenafstand" style:family="paragraph">
      <style:text-properties fo:font-size="10pt" style:font-size-asian="10pt" style:font-size-complex="10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Geenafstand" style:family="paragraph">
      <style:text-properties fo:font-size="10pt" style:font-size-asian="10pt" style:font-size-complex="10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Geenafstand" style:family="paragraph">
      <style:text-properties fo:font-size="10pt" style:font-size-asian="10pt" style:font-size-complex="10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Geenafstand" style:family="paragraph">
      <style:text-properties fo:font-size="10pt" style:font-size-asian="10pt" style:font-size-complex="10p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Geenafstand" style:family="paragraph">
      <style:text-properties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Geenafstand" style:family="paragraph">
      <style:text-properties fo:font-size="10pt" style:font-size-asian="10pt" style:font-size-complex="10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Geenafstand" style:family="paragraph">
      <style:text-properties fo:font-size="10pt" style:font-size-asian="10pt" style:font-size-complex="10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Geenafstand" style:family="paragraph">
      <style:text-properties fo:font-size="10pt" style:font-size-asian="10pt" style:font-size-complex="10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Geenafstand" style:family="paragraph">
      <style:text-properties fo:font-size="10pt" style:font-size-asian="10pt" style:font-size-complex="10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Geenafstand" style:family="paragraph">
      <style:text-properties fo:font-size="10pt" style:font-size-asian="10pt" style:font-size-complex="10pt"/>
    </style:style>
    <style:style style:name="P529" style:parent-style-name="Standaard" style:family="paragraph">
      <style:paragraph-properties>
        <style:tab-stops>
          <style:tab-stop style:type="left" style:position="1.0069in"/>
        </style:tab-stops>
      </style:paragraph-properties>
    </style:style>
  </office:automatic-styles>
  <office:body>
    <office:text text:use-soft-page-breaks="true">
      <text:p text:style-name="P1">Activiteitenplanning<text:s/>subsidieregelingen LLO-Katalysator<text:s/>(LLO-oplossingen en LLO-professionalisering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7">
            <text:p text:style-name="P12"/>
            <text:p text:style-name="P13">De activiteitenplanning voor beide regelingen en grote en kleine aanvragen bevatten de volgende onderdelen:</text:p>
            <text:list text:style-name="LFO4" text:continue-numbering="true">
              <text:list-item>
                <text:p text:style-name="P14"><text:span text:style-name="T15">Voor het eerste jaar van de projectperiode een<text:s/></text:span><text:span text:style-name="T16">uitgewerkt</text:span><text:span text:style-name="T17"><text:s/>overzicht van de activiteiten. Maak onderscheid tussen: fasering, mijlpalen en beoogde tussentijdse resultaten.<text:s/></text:span></text:p>
              </text:list-item>
              <text:list-item>
                <text:p text:style-name="P18"><text:span text:style-name="T19">Voor de overige jaren een<text:s/></text:span><text:span text:style-name="T20">globaal</text:span><text:span text:style-name="T21"><text:s/>overzicht van de activiteiten met een onderscheid tussen: fasering, mijlpalen en beoogde tussentijdse resultaten.<text:s/></text:span></text:p>
              </text:list-item>
              <text:list-item>
                <text:p text:style-name="P22"><text:span text:style-name="T23">Voor het laatste jaar van de projectperiode een<text:s/></text:span><text:span text:style-name="T24">globaal</text:span><text:span text:style-name="T25"><text:s/>overzicht van de activiteiten met een onderscheid tussen: fasering, mijlpalen en beoogde<text:s/></text:span><text:span text:style-name="T26">eindresultaten</text:span><text:span text:style-name="T27">.<text:s/></text:span></text:p>
              </text:list-item>
              <text:list-item>
                <text:p text:style-name="P28">Vermeld op de begroting dezelfde naam van de activiteit als in de planning. De begroting is gebaseerd op P*Q (tarief*aantal uren).</text:p>
              </text:list-item>
            </text:list>
            <text:p text:style-name="P29"/>
            <text:p text:style-name="P30">Zie verder de regelingen.</text:p>
            <text:p text:style-name="P31">Let op: Kosten zijn subsidiabel vanaf het moment van toekenning.<text:s/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NR</text:p>
          </table:table-cell>
          <table:table-cell table:style-name="TableCell36">
            <text:p text:style-name="P37">Activiteit</text:p>
            <text:p text:style-name="P38"/>
            <text:p text:style-name="P39">Kolom kopiëren naar begrotingsformat</text:p>
          </table:table-cell>
          <table:table-cell table:style-name="TableCell40">
            <text:p text:style-name="P41">Inhoud</text:p>
            <text:p text:style-name="P42"/>
            <text:p text:style-name="P43">Een beschrijving van de activiteit: hoe ga je de activiteit uitvoeren?</text:p>
          </table:table-cell>
          <table:table-cell table:style-name="TableCell44" table:number-columns-spanned="2">
            <text:p text:style-name="P45"><text:span text:style-name="T46">Mijlpalen en (tussentijdse) resultaten<text:s/></text:span><text:span text:style-name="T47">(SMART)</text:span></text:p>
            <text:p text:style-name="P48"/>
            <text:p text:style-name="P49">Wat bereik je met deze activiteit?</text:p>
          </table:table-cell>
          <table:covered-table-cell/>
          <table:table-cell table:style-name="TableCell50">
            <text:p text:style-name="P51">Tijdspad</text:p>
            <text:p text:style-name="P52"/>
            <text:p text:style-name="P53"><text:span text:style-name="T54">Start- en einddatum activiteit</text:span></text:p>
          </table:table-cell>
          <table:table-cell table:style-name="TableCell55">
            <text:p text:style-name="P56">Betrokkenen</text:p>
            <text:p text:style-name="P57"/>
            <text:p text:style-name="P58">Beschrijf de<text:s/>rollen<text:s/>of<text:s/>partners die bij de activiteit zijn betrokken</text:p>
          </table:table-cell>
        </table:table-row>
        <table:table-row table:style-name="TableRow59">
          <table:table-cell table:style-name="TableCell60">
            <text:p text:style-name="P61"/>
            <text:p text:style-name="P62">1.</text:p>
          </table:table-cell>
          <table:table-cell table:style-name="TableCell63" table:number-columns-spanned="6">
            <text:p text:style-name="P64"/>
            <text:p text:style-name="Geenafstand"><text:span text:style-name="T65">Naam hoofdactiviteit 1<text:s/></text:span><text:span text:style-name="T66">(vul hier de naam in van de hoofd- en deelactiviteiten, laat deze terugkomen in de begroting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P69">1.1</text:p>
          </table:table-cell>
          <table:table-cell table:style-name="TableCell70">
            <text:p text:style-name="P71">Naam deelactiviteit<text:s/></text:p>
          </table:table-cell>
          <table:table-cell table:style-name="TableCell72" table:number-columns-spanned="2">
            <text:p text:style-name="P73"/>
          </table:table-cell>
          <table:covered-table-cell/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1.2</text:p>
          </table:table-cell>
          <table:table-cell table:style-name="TableCell83">
            <text:p text:style-name="P84">Naam deelactiviteit</text:p>
          </table:table-cell>
          <table:table-cell table:style-name="TableCell85" table:number-columns-spanned="2">
            <text:p text:style-name="P86"/>
          </table:table-cell>
          <table:covered-table-cell/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1.3</text:p>
          </table:table-cell>
          <table:table-cell table:style-name="TableCell96">
            <text:p text:style-name="P97">Naam deelactiviteit</text:p>
          </table:table-cell>
          <table:table-cell table:style-name="TableCell98" table:number-columns-spanned="2">
            <text:p text:style-name="P99"/>
          </table:table-cell>
          <table:covered-table-cell/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1.4</text:p>
          </table:table-cell>
          <table:table-cell table:style-name="TableCell109">
            <text:p text:style-name="P110">Naam deelactiviteit</text:p>
          </table:table-cell>
          <table:table-cell table:style-name="TableCell111" table:number-columns-spanned="2">
            <text:p text:style-name="P112"/>
          </table:table-cell>
          <table:covered-table-cell/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.5</text:p>
          </table:table-cell>
          <table:table-cell table:style-name="TableCell122">
            <text:p text:style-name="P123">Etc.</text:p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  <text:p text:style-name="P135">2.</text:p>
          </table:table-cell>
          <table:table-cell table:style-name="TableCell136" table:number-columns-spanned="6">
            <text:p text:style-name="P137"/>
            <text:p text:style-name="P138">Naam hoofdactiviteit 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2.1</text:p>
          </table:table-cell>
          <table:table-cell table:style-name="TableCell142">
            <text:p text:style-name="P143">Naam deelactiviteit</text:p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2.2</text:p>
          </table:table-cell>
          <table:table-cell table:style-name="TableCell155">
            <text:p text:style-name="P156">Naam deelactiviteit</text:p>
          </table:table-cell>
          <table:table-cell table:style-name="TableCell157" table:number-columns-spanned="2">
            <text:p text:style-name="P158"/>
          </table:table-cell>
          <table:covered-table-cell/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2.3</text:p>
          </table:table-cell>
          <table:table-cell table:style-name="TableCell168">
            <text:p text:style-name="P169">Naam deelactiviteit</text:p>
          </table:table-cell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2.4</text:p>
          </table:table-cell>
          <table:table-cell table:style-name="TableCell181">
            <text:p text:style-name="P182">Naam deelactiviteit</text:p>
          </table:table-cell>
          <table:table-cell table:style-name="TableCell183" table:number-columns-spanned="2">
            <text:p text:style-name="P184"/>
          </table:table-cell>
          <table:covered-table-cell/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2.5</text:p>
          </table:table-cell>
          <table:table-cell table:style-name="TableCell194">
            <text:p text:style-name="P195">Etc.</text:p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  <text:p text:style-name="P207">3.</text:p>
          </table:table-cell>
          <table:table-cell table:style-name="TableCell208" table:number-columns-spanned="6">
            <text:p text:style-name="P209"/>
            <text:p text:style-name="P210">Naam hoofdactiviteit 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3.1</text:p>
          </table:table-cell>
          <table:table-cell table:style-name="TableCell214">
            <text:p text:style-name="P215">Naam deelactiviteit</text:p>
          </table:table-cell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3.2</text:p>
          </table:table-cell>
          <table:table-cell table:style-name="TableCell227">
            <text:p text:style-name="P228">Etc.</text:p>
          </table:table-cell>
          <table:table-cell table:style-name="TableCell229" table:number-columns-spanned="2">
            <text:p text:style-name="P230"/>
          </table:table-cell>
          <table:covered-table-cell/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P237">VOORBEELD<text:s/>1<text:s/>TER INPSIRATIE<text:s/>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NR</text:p>
          </table:table-cell>
          <table:table-cell table:style-name="TableCell249">
            <text:p text:style-name="P250">Activiteit</text:p>
            <text:p text:style-name="P251"/>
            <text:p text:style-name="P252">Kolom kopiëren naar begrotingsformat</text:p>
          </table:table-cell>
          <table:table-cell table:style-name="TableCell253">
            <text:p text:style-name="P254">Inhoud</text:p>
            <text:p text:style-name="P255"/>
            <text:p text:style-name="P256">Een beschrijving van de activiteit: hoe ga je de activiteit uitvoeren?</text:p>
          </table:table-cell>
          <table:table-cell table:style-name="TableCell257" table:number-columns-spanned="2">
            <text:p text:style-name="P258"><text:span text:style-name="T259">Mijlpalen en (tussentijdse) resultaten<text:s/></text:span><text:span text:style-name="T260">(SMART)</text:span></text:p>
            <text:p text:style-name="P261"/>
            <text:p text:style-name="P262">Wat bereik je met deze activiteit?</text:p>
          </table:table-cell>
          <table:covered-table-cell/>
          <table:table-cell table:style-name="TableCell263">
            <text:p text:style-name="P264">Tijdspad</text:p>
            <text:p text:style-name="P265"/>
            <text:p text:style-name="P266"><text:span text:style-name="T267">Start- en einddatum activiteit</text:span></text:p>
          </table:table-cell>
          <table:table-cell table:style-name="TableCell268">
            <text:p text:style-name="P269">Betrokkenen</text:p>
            <text:p text:style-name="P270"/>
            <text:p text:style-name="P271">Beschrijf de rollen of partners die bij de activiteit zijn betrokken</text:p>
          </table:table-cell>
        </table:table-row>
        <table:table-row table:style-name="TableRow272">
          <table:table-cell table:style-name="TableCell273">
            <text:p text:style-name="P274"/>
            <text:p text:style-name="P275">1.</text:p>
          </table:table-cell>
          <table:table-cell table:style-name="TableCell276" table:number-columns-spanned="6">
            <text:p text:style-name="P277"/>
            <text:p text:style-name="P278">Strategie en draagvlak1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>
            <text:p text:style-name="P281">1.1</text:p>
          </table:table-cell>
          <table:table-cell table:style-name="TableCell282">
            <text:p text:style-name="P283">Voorbereiden van de inrichting van een centraal punt voor LLO</text:p>
          </table:table-cell>
          <table:table-cell table:style-name="TableCell284" table:number-columns-spanned="2">
            <text:p text:style-name="P285">Het voorbereiden van de inrichting van een centraal punt voor LLO. Dit punt is verantwoordelijk voor de coördinatie van LLO-initiatieven. Een punt voor informatie en advies voor docenten, alumni en professionals. Hier vindt ook ondersteuning plaats<text:s/>van administratieve, financiële, juridische, IT, marketing en salarisprocessen voor het aanbod.<text:s/></text:p>
          </table:table-cell>
          <table:covered-table-cell/>
          <table:table-cell table:style-name="TableCell286">
            <text:p text:style-name="P287">Mijlpaal<text:s/>1: Onderzoek</text:p>
            <text:p text:style-name="P288">Onderzoek naar de<text:s/>wensen<text:s/>en behoeften voor de inrichting van het centrale<text:s/>LLO-punt.</text:p>
            <text:p text:style-name="P289">(na 7 mnd)</text:p>
            <text:p text:style-name="P290"/>
            <text:p text:style-name="P291">Ontwerp gemaakt voor de structuur, services en werkprocessen, voorbereiding van de<text:s/>benodigde<text:s/>IT- systemen en infrastructuur.<text:s/></text:p>
            <text:p text:style-name="P292"/>
            <text:p text:style-name="P293">Mijlpaal 2<text:s/>Implementatieplan</text:p>
            <text:p text:style-name="P294">Er ligt een duidelijke implementatieplan voor de oprichting waarmee alle ondersteunende diensten en<text:s/>faculteiten<text:s/>aan de slag kunnen.</text:p>
            <text:p text:style-name="P295">(Na 9 mnd)</text:p>
            <text:p text:style-name="P296"/>
            <text:p text:style-name="P297">Resultaat<text:s/>oprichting LLO-punt</text:p>
            <text:p text:style-name="P298">Het centrale<text:s/>LLO-punt is klaar voor oprichting.</text:p>
            <text:p text:style-name="P299">(na 12 mnd)</text:p>
          </table:table-cell>
          <table:table-cell table:style-name="TableCell300">
            <text:p text:style-name="P301">Start activiteit</text:p>
            <text:p text:style-name="P302">1 feb 2024</text:p>
            <text:p text:style-name="P303"/>
            <text:p text:style-name="P304">Mijlpaal 1</text:p>
            <text:p text:style-name="P305">1 sept. 2024</text:p>
            <text:p text:style-name="P306"/>
            <text:p text:style-name="P307">Mijlpaal 2</text:p>
            <text:p text:style-name="P308">1 nov. 2024</text:p>
            <text:p text:style-name="P309"/>
            <text:p text:style-name="P310">Eind activiteit</text:p>
            <text:p text:style-name="P311">31 jan 2025</text:p>
          </table:table-cell>
          <table:table-cell table:style-name="TableCell312">
            <text:p text:style-name="P313">Projectleider:</text:p>
            <text:p text:style-name="P314">Coördineren<text:s/>van het project en bewaken van de voortgang,<text:s/>aansturen<text:s/>projectteam, opstellen implementatieplan.<text:s/></text:p>
            <text:p text:style-name="P315"/>
            <text:p text:style-name="P316">Werkgroep 1</text:p>
            <text:p text:style-name="P317">IT, marketing, administratieve processen en<text:s/>financiële<text:s/>processen voorbereiden.</text:p>
            <text:p text:style-name="P318"/>
            <text:p text:style-name="P319">Secretariële ondersteuning:</text:p>
            <text:p text:style-name="P320">Plannen van afspraken, organiseren van bijeenkomsten, ook voor de andere activiteiten.</text:p>
            <text:p text:style-name="P321"/>
            <text:p text:style-name="Geenafstand"><text:span text:style-name="T322">Extern</text:span><text:span text:style-name="T323"><text:s/></text:span></text:p>
            <text:p text:style-name="P324">Juridisch Advies</text:p>
          </table:table-cell>
        </table:table-row>
        <table:table-row table:style-name="TableRow325">
          <table:table-cell table:style-name="TableCell326">
            <text:p text:style-name="P327">1.2</text:p>
          </table:table-cell>
          <table:table-cell table:style-name="TableCell328">
            <text:p text:style-name="P329">Strategie en draagvlak:</text:p>
            <text:p text:style-name="P330">Het ontwerpen van een governance model en creëren van draagvlak voor dit<text:s/><text:soft-page-break/>model binnen de organisatie</text:p>
          </table:table-cell>
          <table:table-cell table:style-name="TableCell331" table:number-columns-spanned="2">
            <text:p text:style-name="P332">Het ontwerpen van het governance model van de LLO-organisatie. In dit model wordt o.a. opgenomen: de bestuursstructuur, leiderschap en uitvoering, adviescommissies,<text:s/><text:soft-page-break/>beschrijving<text:s/>rollen en verantwoordelijkheden van alle betrokkenen, financieel beheer, kwaliteitsborging en<text:s/>wetgeving. Het<text:s/>creëren<text:s/>van draagvlak binnen alle lagen van de<text:s/>organisatie<text:s/>voor het<text:s/>nieuwe governance model is van cruciaal belang voor het succes van de LLO-organisatie. Tijdens het ontwerpen van het governance model, worden stakeholders in bestaande overleggen en structuren op de hoogte gehouden, meegenomen en om feedback gevraagd</text:p>
          </table:table-cell>
          <table:covered-table-cell/>
          <table:table-cell table:style-name="TableCell333">
            <text:p text:style-name="P334">Mijlpaal 1:<text:s/>concept governance</text:p>
            <text:p text:style-name="P335">concept ontwerp van het governance model is gereed.</text:p>
            <text:p text:style-name="P336">(na 3 mnd)</text:p>
            <text:soft-page-break/>
            <text:p text:style-name="P337">Analyse van de huidige LLO organisatiestructuur en processen is voltooid.</text:p>
            <text:p text:style-name="P338"/>
            <text:p text:style-name="P339">Interne en externe stakeholders en hun behoeften, verwachtingen en feedback zijn geïdentificeerd.</text:p>
            <text:p text:style-name="P340"/>
            <text:p text:style-name="P341">Mijlpaal 2<text:s/>definitief<text:s/></text:p>
            <text:p text:style-name="P342">Etc.<text:s/></text:p>
          </table:table-cell>
          <table:table-cell table:style-name="TableCell343">
            <text:p text:style-name="P344">Start activiteit</text:p>
            <text:p text:style-name="P345">1 maart 2024</text:p>
            <text:p text:style-name="P346"/>
            <text:p text:style-name="P347">Mijlpaal 1</text:p>
            <text:p text:style-name="P348">1 juni 2024</text:p>
            <text:p text:style-name="P349"/>
            <text:p text:style-name="P350">Mijlpaal 2:</text:p>
            <text:p text:style-name="P351">1 okt 2024</text:p>
            <text:p text:style-name="P352"/>
            <text:p text:style-name="P353">etc</text:p>
          </table:table-cell>
          <table:table-cell table:style-name="TableCell354">
            <text:p text:style-name="P355">Projectleider</text:p>
            <text:p text:style-name="P356">Ondersteunen en activeren van de werkgroep. Voorbereiden presentaties en gesprekken in de organisatie.<text:s/></text:p>
            <text:p text:style-name="P357"/>
            <text:p text:style-name="P358">Werkgroep 1</text:p>
            <text:p text:style-name="P359">Verantwoordelijk voor het betrekken van stakeholders bij het ontwerpproces van het governance model. Ze spelen een actieve rol bij het verzamelen van input en feedback en communicatie naar de organisatie.<text:s/></text:p>
            <text:p text:style-name="P360"/>
            <text:p text:style-name="P361">Etc.<text:s/></text:p>
          </table:table-cell>
        </table:table-row>
        <table:table-row table:style-name="TableRow362">
          <table:table-cell table:style-name="TableCell363">
            <text:p text:style-name="P364">1.3</text:p>
          </table:table-cell>
          <table:table-cell table:style-name="TableCell365">
            <text:p text:style-name="P366">etc</text:p>
          </table:table-cell>
          <table:table-cell table:style-name="TableCell367" table:number-columns-spanned="2">
            <text:p text:style-name="P368"/>
          </table:table-cell>
          <table:covered-table-cell/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1.4</text:p>
          </table:table-cell>
          <table:table-cell table:style-name="TableCell378">
            <text:p text:style-name="P379">etc</text:p>
          </table:table-cell>
          <table:table-cell table:style-name="TableCell380" table:number-columns-spanned="2">
            <text:p text:style-name="P381"/>
          </table:table-cell>
          <table:covered-table-cell/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</table:table>
      <text:p text:style-name="P388"/>
      <text:p text:style-name="P389">VOORBEELD<text:s/>2<text:s/>TER INSPIRATIE<text:s/>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NR</text:p>
          </table:table-cell>
          <table:table-cell table:style-name="TableCell401">
            <text:p text:style-name="P402">Activiteit</text:p>
            <text:p text:style-name="P403"/>
            <text:p text:style-name="P404">Kolom kopiëren naar begrotingsformat</text:p>
          </table:table-cell>
          <table:table-cell table:style-name="TableCell405">
            <text:p text:style-name="P406">Inhoud</text:p>
            <text:p text:style-name="P407"/>
            <text:p text:style-name="P408">Een beschrijving van de activiteit: hoe ga je de activiteit uitvoeren?</text:p>
          </table:table-cell>
          <table:table-cell table:style-name="TableCell409" table:number-columns-spanned="2">
            <text:p text:style-name="P410"><text:span text:style-name="T411">Mijlpalen en (tussentijdse) resultaten<text:s/></text:span><text:span text:style-name="T412">(SMART)</text:span></text:p>
            <text:p text:style-name="P413"/>
            <text:p text:style-name="P414">Wat bereik je met deze activiteit?</text:p>
          </table:table-cell>
          <table:covered-table-cell/>
          <table:table-cell table:style-name="TableCell415">
            <text:p text:style-name="P416">Tijdspad</text:p>
            <text:p text:style-name="P417"/>
            <text:p text:style-name="P418"><text:span text:style-name="T419">Start- en einddatum activiteit</text:span></text:p>
          </table:table-cell>
          <table:table-cell table:style-name="TableCell420">
            <text:p text:style-name="P421">Betrokkenen</text:p>
            <text:p text:style-name="P422"/>
            <text:p text:style-name="P423">Beschrijf de rollen of partners die bij de activiteit zijn betrokken</text:p>
          </table:table-cell>
        </table:table-row>
        <table:table-row table:style-name="TableRow424">
          <table:table-cell table:style-name="TableCell425">
            <text:p text:style-name="P426"/>
            <text:p text:style-name="P427">1.</text:p>
          </table:table-cell>
          <table:table-cell table:style-name="TableCell428" table:number-columns-spanned="6">
            <text:p text:style-name="P429"/>
            <text:p text:style-name="P430">Vergroten draagvla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1">
          <table:table-cell table:style-name="TableCell432">
            <text:p text:style-name="P433">1.1</text:p>
          </table:table-cell>
          <table:table-cell table:style-name="TableCell434">
            <text:p text:style-name="Default"><text:span text:style-name="T435">LLO- informatiesessies ontwikkelen<text:s/></text:span></text:p>
            <text:p text:style-name="P436"/>
          </table:table-cell>
          <table:table-cell table:style-name="TableCell437" table:number-columns-spanned="2">
            <text:p text:style-name="P438">Ontwikkelen en plannen van de informatiesessies voor:<text:s/></text:p>
            <text:p text:style-name="P439">1 pilotteams<text:s/></text:p>
            <text:p text:style-name="P440">2.bestuur en management en<text:s/></text:p>
            <text:p text:style-name="P441">3. teams gemeenschappelijke diensten<text:s/></text:p>
            <text:p text:style-name="P442"/>
            <text:p text:style-name="P443">Afstemmen opzet sessie<text:s/>met<text:s/>klankbordgroep.<text:s/></text:p>
            <text:p text:style-name="P444"/>
            <text:p text:style-name="Default"><text:span text:style-name="T445">Voorlopige inhoud van deze sessies: ambitie, visie en strategie LLO (urgentie LLO) en taken LLO. Ruimte voor gesprek over urgentie, motivatie en betrokkenheid.<text:s/></text:span></text:p>
          </table:table-cell>
          <table:covered-table-cell/>
          <table:table-cell table:style-name="TableCell446">
            <text:p text:style-name="P447">Resultaat:<text:s/></text:p>
            <text:p text:style-name="P448">Drie Informatiesessies zijn voorbereid en kunnen met de onderwijsteams gehouden worden.<text:s/></text:p>
            <text:p text:style-name="P449"/>
            <text:p text:style-name="P450">Mijlpaal:<text:s/></text:p>
            <text:p text:style-name="P451">Beschikbaarheid informatiesessies over LLO ambitie, visie en strategie.</text:p>
          </table:table-cell>
          <table:table-cell table:style-name="TableCell452">
            <text:p text:style-name="P453">Eind maart 2024 – april 2024</text:p>
            <text:p text:style-name="P454"/>
          </table:table-cell>
          <table:table-cell table:style-name="TableCell455">
            <text:p text:style-name="P456">Adviseur LLO: ontwikkelen<text:s/></text:p>
            <text:p text:style-name="P457">Klankbordgroep: kritisch meedenken en geven van input.<text:s/></text:p>
            <text:p text:style-name="P458"/>
            <text:p text:style-name="P459">Projectleider pijler 1, 2 en 3: monitoren en bijsturen.</text:p>
          </table:table-cell>
        </table:table-row>
        <table:table-row table:style-name="TableRow460">
          <table:table-cell table:style-name="TableCell461">
            <text:p text:style-name="P462">1.2</text:p>
          </table:table-cell>
          <table:table-cell table:style-name="TableCell463">
            <text:p text:style-name="Default"><text:span text:style-name="T464">Informatiesessies LLO met pilotteams<text:s/></text:span></text:p>
            <text:p text:style-name="P465"/>
          </table:table-cell>
          <table:table-cell table:style-name="TableCell466" table:number-columns-spanned="2">
            <text:p text:style-name="P467">Uitvoeren informatiesessies.<text:s/></text:p>
            <text:p text:style-name="P468"/>
            <text:p text:style-name="P469">Evalueren informatiesessie met betrokkenen.</text:p>
            <text:p text:style-name="P470"/>
          </table:table-cell>
          <table:covered-table-cell/>
          <table:table-cell table:style-name="TableCell471">
            <text:p text:style-name="P472">Resultaat:<text:s/></text:p>
            <text:p text:style-name="P473">8 uitgevoerde informatiesessies met pilotteams.<text:s/></text:p>
            <text:p text:style-name="P474"/>
            <text:p text:style-name="P475">Mijlpaal:<text:s/></text:p>
            <text:p text:style-name="P476">Draagvlak pilotteams (motivatie en betrokkenheid) en gevoel van urgentie is vergroot.<text:s/></text:p>
            <text:p text:style-name="P477">Belemmeringen die er zijn t.a.v. draagvlak zijn gesignaleerd en worden opgepakt.</text:p>
          </table:table-cell>
          <table:table-cell table:style-name="TableCell478">
            <text:p text:style-name="P479">Mei 2024</text:p>
          </table:table-cell>
          <table:table-cell table:style-name="TableCell480">
            <text:p text:style-name="P481">8 pilotteams (5 personen per team):</text:p>
            <text:p text:style-name="P482">1.Zorg,</text:p>
            <text:p text:style-name="P483">2.Pedagogisch Werk<text:s/></text:p>
            <text:p text:style-name="P484">3.Zorgteam 2,<text:s/></text:p>
            <text:p text:style-name="P485">4.Welzijn (Maatschappelijk zorg en Pedagogisch werk) en 5.Entree</text:p>
            <text:p text:style-name="P486">6.+7.Mechatronica (twee teams) en<text:s/></text:p>
            <text:p text:style-name="P487">8. Bouwkunde<text:s/></text:p>
            <text:p text:style-name="P488"/>
            <text:p text:style-name="P489">Adviseur begeleidt deze sessie.</text:p>
          </table:table-cell>
        </table:table-row>
        <table:table-row table:style-name="TableRow490">
          <table:table-cell table:style-name="TableCell491">
            <text:p text:style-name="P492">1.3</text:p>
          </table:table-cell>
          <table:table-cell table:style-name="TableCell493">
            <text:p text:style-name="P494">Etc.</text:p>
          </table:table-cell>
          <table:table-cell table:style-name="TableCell495" table:number-columns-spanned="2">
            <text:p text:style-name="P496"/>
          </table:table-cell>
          <table:covered-table-cell/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1.4</text:p>
          </table:table-cell>
          <table:table-cell table:style-name="TableCell506">
            <text:p text:style-name="P507">Etc.</text:p>
          </table:table-cell>
          <table:table-cell table:style-name="TableCell508" table:number-columns-spanned="2">
            <text:p text:style-name="P509"/>
          </table:table-cell>
          <table:covered-table-cell/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1.5</text:p>
          </table:table-cell>
          <table:table-cell table:style-name="TableCell519">
            <text:p text:style-name="P520">Etc.</text:p>
          </table:table-cell>
          <table:table-cell table:style-name="TableCell521" table:number-columns-spanned="2">
            <text:p text:style-name="P522"/>
          </table:table-cell>
          <table:covered-table-cell/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</table:table>
      <text:p text:style-name="P5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Lijstalinea" style:display-name="Lijstalinea" style:family="paragraph" style:parent-style-name="Standaard">
      <style:paragraph-properties fo:margin-bottom="0in" style:line-height-at-least="0.1666in" fo:margin-left="0.5in">
        <style:tab-stops/>
      </style:paragraph-properties>
      <style:text-properties style:font-name="Verdana" style:font-name-asian="Times New Roman" style:font-name-complex="Times New Roman" fo:font-size="9pt" style:font-size-asian="9pt" style:font-size-complex="12pt"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Revisie" style:display-name="Revisie" style:family="paragraph">
      <style:paragraph-properties fo:margin-bottom="0in" fo:line-height="100%"/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4-01-30T12:42:00Z</meta:creation-date>
    <dc:date>2024-01-30T12:42:00Z</dc:date>
    <meta:template xlink:href="Normal" xlink:type="simple"/>
    <meta:editing-cycles>1</meta:editing-cycles>
    <meta:editing-duration>PT0S</meta:editing-duration>
    <meta:document-statistic meta:page-count="4" meta:paragraph-count="13" meta:word-count="1043" meta:character-count="6768" meta:row-count="47" meta:non-whitespace-character-count="5738"/>
  </office:meta>
</office:document-meta>
</file>